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16b6" officeooo:paragraph-rsid="001f16b6"/>
    </style:style>
    <style:style style:name="P2" style:family="paragraph" style:parent-style-name="Standard">
      <style:text-properties officeooo:rsid="001f9ce8" officeooo:paragraph-rsid="001f9ce8"/>
    </style:style>
    <style:style style:name="P3" style:family="paragraph" style:parent-style-name="Standard">
      <style:text-properties officeooo:rsid="00211be2" officeooo:paragraph-rsid="00211be2"/>
    </style:style>
    <style:style style:name="P4" style:family="paragraph" style:parent-style-name="Standard">
      <style:text-properties officeooo:rsid="0022c5c3" officeooo:paragraph-rsid="0022c5c3"/>
    </style:style>
    <style:style style:name="P5" style:family="paragraph" style:parent-style-name="Standard">
      <style:text-properties officeooo:rsid="00240853" officeooo:paragraph-rsid="00240853"/>
    </style:style>
    <style:style style:name="P6" style:family="paragraph" style:parent-style-name="Standard">
      <style:text-properties officeooo:rsid="00241424" officeooo:paragraph-rsid="002414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ейчас беспрецедентные возможности для улучшения мира. Нужна этическая эволюция вслед научной.</text:p>
      <text:p text:style-name="P1">How can we do the most good?</text:p>
      <text:p text:style-name="P1">Из всех проблем как нам выбрать самые важные для работы?</text:p>
      <text:p text:style-name="P1">Big solvable neglected</text:p>
      <text:p text:style-name="P1"/>
      <text:p text:style-name="P1">Global health – much is solvable</text:p>
      <text:p text:style-name="P1">Factory farming – super-neglected</text:p>
      <text:p text:style-name="P1">Existential risks</text:p>
      <text:p text:style-name="P1"/>
      <text:p text:style-name="P1">earth habitable for about 500 million years</text:p>
      <text:p text:style-name="P1"/>
      <text:p text:style-name="P1">ожидаемая продолжительность жизни растет, бедность падает, число демократий растет</text:p>
      <text:p text:style-name="P1"/>
      <text:p text:style-name="P2">когда-нубдь бедность полностью будет побеждена, все будут ждить лучше чем богатейшие люди сейчас</text:p>
      <text:p text:style-name="P2">Давайте смотреть, где мы больше всего можем помочь. Giving pledge – хорошая штука.</text:p>
      <text:p text:style-name="P2">Что делать с карьерой? </text:p>
      <text:p text:style-name="P3">Как фокусироваться на всей карьере, а не только на начале?</text:p>
      <text:p text:style-name="P3"/>
      <text:p text:style-name="P3">Наш вид ценный. У нас много потенциала.</text:p>
      <text:p text:style-name="P3">Pick a cause</text:p>
      <text:p text:style-name="P3">Do both long-term and short-term career plans</text:p>
      <text:p text:style-name="P3">Plan A, Plan B, Plan Z</text:p>
      <text:p text:style-name="P3">Broaden your options</text:p>
      <text:p text:style-name="P3">Rank options by strategic priorities</text:p>
      <text:p text:style-name="P4">Explore before you commit</text:p>
      <text:p text:style-name="P4">Get involved in EA community</text:p>
      <text:p text:style-name="P3"/>
      <text:p text:style-name="P3"/>
      <text:p text:style-name="P3">Is EA an echo chamber, and a way for unaccountable elites &amp; their foundations to dictate what counts as 'good', while maintaining their positions &amp; status quo?</text:p>
      <text:p text:style-name="P6">Люди много соглашаются друг с другом и повторяют идеи друг друга.</text:p>
      <text:p text:style-name="P3"/>
      <text:p text:style-name="P3">Can we actually expect humanity to continue to become wealthier in the future?</text:p>
      <text:p text:style-name="P4">Неизвестно. Вроде да, но может быть и нет. Бла-бла.</text:p>
      <text:p text:style-name="P4"/>
      <text:p text:style-name="P4">What do you think of the obvious opportunity cost of focusing on existential problems in the future rather than problems of poverty and hunger today?</text:p>
      <text:p text:style-name="P4">У всего всегда есть opportunity cost. </text:p>
      <text:p text:style-name="P4"/>
      <text:p text:style-name="P4">Do you think it is important to create a world government that would be able to control and direct the progress of humanity? </text:p>
      <text:p text:style-name="P4">Важно, чтобы мы не сделали этого. Мы морально прогрессируем. В прошлом если бы было праавительство, было бы плохо. Лок-ин. Сейчас мы в похожей ситуации.</text:p>
      <text:p text:style-name="P4">Мы можем достигать наших целей без правительства.</text:p>
      <text:p text:style-name="P4"/>
      <text:p text:style-name="P4">How does one quantify progress when working on existential risks? How can we be sure it's a good allocation of resources?</text:p>
      <text:p text:style-name="P5">Нет быстрого фидбек-цикла.</text:p>
      <text:p text:style-name="P4"/>
      <text:p text:style-name="P4">What do you think EA should focus on in the pandemic?</text:p>
      <text:p text:style-name="P5"><text:soft-page-break/>Пандемия много ущерба наносит и жизни меняет. Может быть, то что наиболее</text:p>
      <text:p text:style-name="P5">How do we get involved with EA research?</text:p>
      <text:p text:style-name="P5"/>
      <text:p text:style-name="P5">What is the role of effective altruists in low- and middle-income countries? If it is, how is that different from that in high-income countries?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20:31:27.319422750</meta:creation-date>
    <dc:date>2020-10-07T22:53:12.201663318</dc:date>
    <meta:editing-duration>PT1H19M24S</meta:editing-duration>
    <meta:editing-cycles>1</meta:editing-cycles>
    <meta:document-statistic meta:table-count="0" meta:image-count="0" meta:object-count="0" meta:page-count="2" meta:paragraph-count="36" meta:word-count="360" meta:character-count="2216" meta:non-whitespace-character-count="1886"/>
    <meta:generator>LibreOffice/6.0.7.3$Linux_X86_64 LibreOffice_project/00m0$Build-3</meta:generator>
  </office:meta>
</office:document-meta>
</file>